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4931in" table:align="left"/>
    </style:style>
    <style:style style:name="Table1.A" style:family="table-column">
      <style:table-column-properties style:column-width="2.0243in"/>
    </style:style>
    <style:style style:name="Table1.B" style:family="table-column">
      <style:table-column-properties style:column-width="0.8035in"/>
    </style:style>
    <style:style style:name="Table1.C" style:family="table-column">
      <style:table-column-properties style:column-width="0.9271in"/>
    </style:style>
    <style:style style:name="Table1.D" style:family="table-column">
      <style:table-column-properties style:column-width="0.8375in"/>
    </style:style>
    <style:style style:name="Table1.E" style:family="table-column">
      <style:table-column-properties style:column-width="1.1243in"/>
    </style:style>
    <style:style style:name="Table1.F" style:family="table-column">
      <style:table-column-properties style:column-width="0.7764in"/>
    </style:style>
    <style:style style:name="Table1.A1" style:family="table-cell">
      <style:table-cell-properties style:vertical-align="middle" fo:padding="0.0194in" fo:border="none"/>
    </style:style>
    <style:style style:name="Table2" style:family="table">
      <style:table-properties style:width="6.4931in" table:align="left"/>
    </style:style>
    <style:style style:name="Table2.A" style:family="table-column">
      <style:table-column-properties style:column-width="2.0243in"/>
    </style:style>
    <style:style style:name="Table2.B" style:family="table-column">
      <style:table-column-properties style:column-width="0.8035in"/>
    </style:style>
    <style:style style:name="Table2.C" style:family="table-column">
      <style:table-column-properties style:column-width="0.9271in"/>
    </style:style>
    <style:style style:name="Table2.D" style:family="table-column">
      <style:table-column-properties style:column-width="0.8375in"/>
    </style:style>
    <style:style style:name="Table2.E" style:family="table-column">
      <style:table-column-properties style:column-width="1.1243in"/>
    </style:style>
    <style:style style:name="Table2.F" style:family="table-column">
      <style:table-column-properties style:column-width="0.7764in"/>
    </style:style>
    <style:style style:name="Table2.A1" style:family="table-cell">
      <style:table-cell-properties style:vertical-align="middle" fo:padding="0.0194in" fo:border="none"/>
    </style:style>
    <style:style style:name="Table3" style:family="table">
      <style:table-properties style:width="6.4931in" table:align="left"/>
    </style:style>
    <style:style style:name="Table3.A" style:family="table-column">
      <style:table-column-properties style:column-width="2.0243in"/>
    </style:style>
    <style:style style:name="Table3.B" style:family="table-column">
      <style:table-column-properties style:column-width="0.8035in"/>
    </style:style>
    <style:style style:name="Table3.C" style:family="table-column">
      <style:table-column-properties style:column-width="0.9271in"/>
    </style:style>
    <style:style style:name="Table3.D" style:family="table-column">
      <style:table-column-properties style:column-width="0.8375in"/>
    </style:style>
    <style:style style:name="Table3.E" style:family="table-column">
      <style:table-column-properties style:column-width="1.1243in"/>
    </style:style>
    <style:style style:name="Table3.F" style:family="table-column">
      <style:table-column-properties style:column-width="0.7764in"/>
    </style:style>
    <style:style style:name="Table3.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a xlink:type="simple" xlink:href="https://chatgpt.com/s/dr_6819e0c2278881919a13aec5d1d087be" text:style-name="Internet_20_link" text:visited-style-name="Visited_20_Internet_20_Link"><text:span text:style-name="Strong_20_Emphasis">https://chatgpt.com/s/dr_6819e0c2278881919a13aec5d1d087be</text:span></text:a></text:p>
      <text:p text:style-name="Text_20_body"><text:span text:style-name="Strong_20_Emphasis"/></text:p>
      <text:p text:style-name="Text_20_body"><text:span text:style-name="Strong_20_Emphasis">Deliverable 1: BestBets – Comprehensive Software Architecture Report</text:span><text:line-break/><text:span text:style-name="Strong_20_Emphasis">Group:</text:span> The Architects<text:line-break/><text:span text:style-name="Strong_20_Emphasis">Members:</text:span> Jacob Grum, Rasmus Ole Routh Herskind, Thor Liam Møller Clausen</text:p>
      <text:h text:style-name="Heading_20_2" text:outline-level="2">Table of Contents</text:h>
      <text:list text:style-name="L1">
        <text:list-item>
          <text:p text:style-name="P1"><text:span text:style-name="Strong_20_Emphasis">System Description</text:span></text:p>
          <text:list>
            <text:list-item>
              <text:p text:style-name="P1">Overall Functionality</text:p>
            </text:list-item>
            <text:list-item>
              <text:p text:style-name="P1">Key Features</text:p>
            </text:list-item>
            <text:list-item>
              <text:p text:style-name="P1">System Context (Informal &amp; Formal)</text:p>
            </text:list-item>
          </text:list>
        </text:list-item>
        <text:list-item>
          <text:p text:style-name="P1"><text:span text:style-name="Strong_20_Emphasis">Architectural Analysis</text:span></text:p>
          <text:list>
            <text:list-item>
              <text:p text:style-name="P1">Stakeholders and Architectural Drivers</text:p>
            </text:list-item>
          </text:list>
        </text:list-item>
        <text:list-item>
          <text:p text:style-name="P1"><text:span text:style-name="Strong_20_Emphasis">Quality Attribute Scenarios</text:span></text:p>
          <text:list>
            <text:list-item>
              <text:p text:style-name="P1">Performance Scenarios</text:p>
            </text:list-item>
            <text:list-item>
              <text:p text:style-name="P1">Availability Scenarios</text:p>
            </text:list-item>
            <text:list-item>
              <text:p text:style-name="P1">Usability Scenarios</text:p>
            </text:list-item>
            <text:list-item>
              <text:p text:style-name="P1">Modifiability Scenarios</text:p>
            </text:list-item>
            <text:list-item>
              <text:p text:style-name="P1">Safety Scenarios</text:p>
            </text:list-item>
          </text:list>
        </text:list-item>
        <text:list-item>
          <text:p text:style-name="P1"><text:span text:style-name="Strong_20_Emphasis">Architectural Synthesis (Design)</text:span></text:p>
          <text:list>
            <text:list-item>
              <text:p text:style-name="P1">Module View</text:p>
            </text:list-item>
            <text:list-item>
              <text:p text:style-name="P1">Component &amp; Connector View</text:p>
            </text:list-item>
            <text:list-item>
              <text:p text:style-name="P1">Deployment View</text:p>
            </text:list-item>
            <text:list-item>
              <text:p text:style-name="P1">Design Decisions (Patterns &amp; Tactics)</text:p>
            </text:list-item>
          </text:list>
        </text:list-item>
        <text:list-item>
          <text:p text:style-name="P1"><text:span text:style-name="Strong_20_Emphasis">Architectural Evaluation (aSQA Method)</text:span></text:p>
          <text:list>
            <text:list-item>
              <text:p text:style-name="P1">Performance</text:p>
            </text:list-item>
            <text:list-item>
              <text:p text:style-name="P1">Modifiability</text:p>
            </text:list-item>
            <text:list-item>
              <text:p text:style-name="P1">Safety</text:p>
            </text:list-item>
          </text:list>
        </text:list-item>
        <text:list-item>
          <text:p text:style-name="P1"><text:span text:style-name="Strong_20_Emphasis">Conclusion</text:span></text:p>
        </text:list-item>
      </text:list>
      <text:h text:style-name="Heading_20_2" text:outline-level="2"><text:soft-page-break/>System Description</text:h>
      <text:h text:style-name="Heading_20_3" text:outline-level="3">Overall Functionality</text:h>
      <text:p text:style-name="Text_20_body">BestBets is an online <text:span text:style-name="Strong_20_Emphasis">betting odds aggregator</text:span> that provides users with a unified interface to find and place bets at the best available odds across multiple bookmakers. It eliminates the need for users to manually check different betting sites by collecting odds data from various providers in real time and allowing bets to be placed through one central platform. In essence, BestBets acts as a broker: users manage a single account and wallet on BestBets, but can engage with numerous betting services without juggling multiple accounts or interfaces.</text:p>
      <text:h text:style-name="Heading_20_3" text:outline-level="3">Key Features</text:h>
      <text:list text:style-name="L2">
        <text:list-item>
          <text:p text:style-name="P2"><text:span text:style-name="Strong_20_Emphasis">Real-time Odds Aggregation:</text:span> Continuously fetches and updates odds from multiple bookmaker APIs to always show the best odds available for each match or event.</text:p>
        </text:list-item>
        <text:list-item>
          <text:p text:style-name="P2"><text:span text:style-name="Strong_20_Emphasis">Unified Betting Account:</text:span> Allows users to place bets on any integrated bookmaker through a single BestBets account, streamlining the betting process.</text:p>
        </text:list-item>
        <text:list-item>
          <text:p text:style-name="P2"><text:span text:style-name="Strong_20_Emphasis">Trigger Bets (Automated Orders):</text:span> Users can set conditional bets (trigger orders) that automatically execute when certain criteria are met (e.g., odds reach a threshold).</text:p>
        </text:list-item>
        <text:list-item>
          <text:p text:style-name="P2"><text:span text:style-name="Strong_20_Emphasis">Comprehensive Filtering &amp; Search:</text:span> Users can filter events by sport, tournament, time, etc., to quickly find relevant betting opportunities, and use search functionality to locate specific matches or odds.</text:p>
        </text:list-item>
        <text:list-item>
          <text:p text:style-name="P2"><text:span text:style-name="Strong_20_Emphasis">Responsive Multi-Platform Interface:</text:span> A responsive web design ensures usability across devices (desktop, mobile, tablet), providing a consistent experience anywhere.</text:p>
        </text:list-item>
        <text:list-item>
          <text:p text:style-name="P2"><text:span text:style-name="Strong_20_Emphasis">Secure Transactions:</text:span> All bet placements and data exchanges are secured to protect user information and financial transactions (e.g., strong encryption and adherence to regulatory standards).</text:p>
        </text:list-item>
      </text:list>
      <text:h text:style-name="Heading_20_3" text:outline-level="3">System Context (Informal &amp; Formal)</text:h>
      <text:p text:style-name="Text_20_body">Below are the system context diagrams illustrating how BestBets interacts with users and external services. An <text:span text:style-name="Strong_20_Emphasis">informal context diagram</text:span> provides a high-level overview of BestBets’ position in the ecosystem, and a <text:span text:style-name="Strong_20_Emphasis">formal context diagram</text:span> details the actors (users, external bookmakers, regulatory bodies, etc.) and interfaces involved. These diagrams clarify that BestBets sits between end users and various external bookmakers. A user’s bet request goes to BestBets, which forwards it to the appropriate bookmaker’s API using the user’s credentials (which are securely managed by BestBets). Odds and results data flow from the bookmakers to BestBets to the user.</text:p>
      <text:p text:style-name="Text_20_body"><text:span text:style-name="Emphasis">(Figure 1: Informal Context Diagram of BestBets within the betting ecosystem.)</text:span><text:line-break/><text:span text:style-name="Emphasis">(Figure 2: Formal Context Diagram depicting users, BestBets, external bookmakers, and regulatory bodies (e.g., Spillemyndigheden) and their interactions.)</text:span></text:p>
      <text:h text:style-name="Heading_20_2" text:outline-level="2">Architectural Analysis</text:h>
      <text:h text:style-name="Heading_20_3" text:outline-level="3">Stakeholders and Architectural Drivers</text:h>
      <text:p text:style-name="Text_20_body"><text:soft-page-break/>Prior to design, we identified key stakeholders and elicited their concerns to derive architectural drivers. Through a Quality Attribute Workshop (QAW) and stakeholder role-play (with assigned points to priorities), we outlined critical quality attributes and requirements driving the system’s architecture:</text:p>
      <text:list text:style-name="L3">
        <text:list-item>
          <text:p text:style-name="P3"><text:span text:style-name="Strong_20_Emphasis">End Users (Bettors)</text:span> – want the best odds, ease of use, performance, and trust that their bets and data are safe.</text:p>
        </text:list-item>
        <text:list-item>
          <text:p text:style-name="P3"><text:span text:style-name="Strong_20_Emphasis">Bookmakers (Betting Sites)</text:span> – expect a reliable integration that drives more bets to their platforms while maintaining compliance and data accuracy.</text:p>
        </text:list-item>
        <text:list-item>
          <text:p text:style-name="P3"><text:span text:style-name="Strong_20_Emphasis">System Owners/Management</text:span> – focus on profitability, regulatory compliance, system reliability, and the capacity to onboard new partners quickly.</text:p>
        </text:list-item>
        <text:list-item>
          <text:p text:style-name="P3"><text:span text:style-name="Strong_20_Emphasis">Regulatory Authorities (e.g., Spillemyndigheden)</text:span> – require adherence to gambling regulations, responsible gaming features, and data security/auditability.</text:p>
        </text:list-item>
        <text:list-item>
          <text:p text:style-name="P3"><text:span text:style-name="Strong_20_Emphasis">Developers/Architects</text:span> – prioritize modifiability, maintainability, and sound architecture patterns to ensure the system can evolve and handle anticipated load.</text:p>
        </text:list-item>
        <text:list-item>
          <text:p text:style-name="P3"><text:span text:style-name="Strong_20_Emphasis">Support/Operations</text:span> – interested in system availability, monitoring, and ease of deployment and maintenance.</text:p>
        </text:list-item>
      </text:list>
      <text:p text:style-name="Text_20_body">From these stakeholders, we identified the following primary <text:span text:style-name="Strong_20_Emphasis">architectural drivers</text:span> (with priority points from the stakeholder exercise in parentheses):</text:p>
      <text:list text:style-name="L4">
        <text:list-item>
          <text:p text:style-name="P4"><text:span text:style-name="Strong_20_Emphasis">Performance (14):</text:span> The system must provide low-latency updates and handle large volumes of data and users. Users should see fresh odds immediately and never miss opportunities due to system lag.</text:p>
        </text:list-item>
        <text:list-item>
          <text:p text:style-name="P4"><text:span text:style-name="Strong_20_Emphasis">Availability (13):</text:span> BestBets must be reliable and available, even under peak loads or when some external bookmakers fail; downtime during major events is unacceptable.</text:p>
        </text:list-item>
        <text:list-item>
          <text:p text:style-name="P4"><text:span text:style-name="Strong_20_Emphasis">Usability (12):</text:span> The user experience should be intuitive and consistent, making it easy for users to navigate, search, and bet without needing to know which bookmaker they are using behind the scenes.</text:p>
        </text:list-item>
        <text:list-item>
          <text:p text:style-name="P4"><text:span text:style-name="Strong_20_Emphasis">Modifiability (11):</text:span> The architecture should accommodate adding or removing bookmaker integrations with minimal changes, reflecting the dynamic business environment of betting partnerships.</text:p>
        </text:list-item>
        <text:list-item>
          <text:p text:style-name="P4"><text:span text:style-name="Strong_20_Emphasis">Safety (10):</text:span> Ensure safe betting operations (no user is misled or loses money due to changing odds or errors; all transactions are correct and confirmed).</text:p>
        </text:list-item>
      </text:list>
      <text:h text:style-name="Heading_20_3" text:outline-level="3">Quality Attribute Scenarios</text:h>
      <text:p text:style-name="Text_20_body">To make these drivers concrete, we refined a set of <text:span text:style-name="Strong_20_Emphasis">Quality Attribute Scenarios</text:span>. Each scenario articulates a plausible situation the system must handle, tying together the stimulus, context, and how the system should respond with measurable criteria. These scenarios guided our subsequent architectural decisions, ensuring the design explicitly addresses key quality concerns.</text:p>
      <text:h text:style-name="Heading_20_4" text:outline-level="4"><text:soft-page-break/>Performance Scenarios</text:h>
      <text:p text:style-name="Text_20_body"><text:span text:style-name="Strong_20_Emphasis">Scenario 1: Real-Time Betting Odds Update</text:span><text:line-break/><text:span text:style-name="Emphasis">Stimulus source:</text:span> External betting data providers.<text:line-break/><text:span text:style-name="Emphasis">Stimulus:</text:span> A sudden surge in updated odds from multiple providers during a major match.<text:line-break/><text:span text:style-name="Emphasis">Environment:</text:span> The system is under heavy load during a live high-stakes event.<text:line-break/><text:span text:style-name="Emphasis">Artifact (if relevant):</text:span> Modules that fetch and update odds from external sites.<text:line-break/><text:span text:style-name="Emphasis">Response:</text:span> The system rapidly processes incoming odds updates and refreshes the user interface with minimal delay.<text:line-break/><text:span text:style-name="Emphasis">Response measure:</text:span> Odds on the user interface update within 500 milliseconds of a change; the system can handle up to 100,000 odds updates per minute without degradation.</text:p>
      <text:p text:style-name="Text_20_body"><text:span text:style-name="Strong_20_Emphasis">Scenario 2: High User Login Surge</text:span><text:line-break/><text:span text:style-name="Emphasis">Stimulus source:</text:span> End users (bettors).<text:line-break/><text:span text:style-name="Emphasis">Stimulus:</text:span> A surge from 1,000 to 100,000 concurrent users logging in within 10 minutes (e.g., just before a Champions League final).<text:line-break/><text:span text:style-name="Emphasis">Environment:</text:span> System initially running under normal load, then experiencing a sudden spike in usage.<text:line-break/><text:span text:style-name="Emphasis">Artifact (if relevant):</text:span> User authentication and session management services, odds retrieval components.<text:line-break/><text:span text:style-name="Emphasis">Response:</text:span> The platform scales to accommodate the load, maintaining service without errors or crashes.<text:line-break/><text:span text:style-name="Emphasis">Response measure:</text:span> 95% of page requests load within 2 seconds even at peak load; odds updates propagate within 3 seconds of changes.</text:p>
      <text:p text:style-name="Text_20_body"><text:span text:style-name="Strong_20_Emphasis">Scenario 3: Massive Bet Placement Burst</text:span><text:line-break/><text:span text:style-name="Emphasis">Stimulus source:</text:span> End users (bettors).<text:line-break/><text:span text:style-name="Emphasis">Stimulus:</text:span> 100,000 bets placed over a 5-minute span leading up to a major match.<text:line-break/><text:span text:style-name="Emphasis">Environment:</text:span> The system is already at high capacity with many active users.<text:line-break/><text:span text:style-name="Emphasis">Artifact (if relevant):</text:span> Bet handling module forwarding bets to external bookmakers and receiving confirmations.<text:line-break/><text:span text:style-name="Emphasis">Response:</text:span> The system queues and forwards all bets to the respective bookmakers without forming bottlenecks.<text:line-break/><text:span text:style-name="Emphasis">Response measure:</text:span> Average end-to-end latency from user confirmation to bookmaker acknowledgment stays below 1 second for the burst of bets.</text:p>
      <text:h text:style-name="Heading_20_4" text:outline-level="4">Availability Scenarios</text:h>
      <text:p text:style-name="Text_20_body"><text:span text:style-name="Strong_20_Emphasis">Scenario 1: Continuous Availability Under Peak Load</text:span><text:line-break/><text:span text:style-name="Emphasis">Stimulus source:</text:span> End users.<text:line-break/><text:span text:style-name="Emphasis">Stimulus:</text:span> 100,000 users simultaneously accessing the platform during a major sporting event.<text:line-break/><text:span text:style-name="Emphasis">Environment:</text:span> System running at peak capacity due to the high number of logged-in users.<text:line-break/><text:span text:style-name="Emphasis">Artifact (if relevant):</text:span> Front-end and back-end servers, load balancers, auto-scaling infrastructure.<text:line-break/><text:span text:style-name="Emphasis">Response:</text:span> The system automatically scales resources and balances load to keep the service available.<text:line-break/><text:span text:style-name="Emphasis">Response measure:</text:span> Maintains 99.9% uptime during the spike; 95% of requests are served in under 500 milliseconds.</text:p>
      <text:p text:style-name="Text_20_body"><text:soft-page-break/><text:span text:style-name="Strong_20_Emphasis">Scenario 2: Resilience to External Outages</text:span><text:line-break/><text:span text:style-name="Emphasis">Stimulus source:</text:span> External betting sites.<text:line-break/><text:span text:style-name="Emphasis">Stimulus:</text:span> One or more external bookmakers fail to respond (outage or downtime).<text:line-break/><text:span text:style-name="Emphasis">Environment:</text:span> System running under normal conditions with multiple bookmaker integrations active.<text:line-break/><text:span text:style-name="Emphasis">Artifact (if relevant):</text:span> Integration components communicating with external betting APIs.<text:line-break/><text:span text:style-name="Emphasis">Response:</text:span> The system continues to operate, showing odds from responsive providers and marking unresponsive ones as temporarily unavailable.<text:line-break/><text:span text:style-name="Emphasis">Response measure:</text:span> Overall platform uptime remains 99.99% despite the external outages; users are informed about unavailable providers, and no errors propagate into our system.</text:p>
      <text:p text:style-name="Text_20_body"><text:span text:style-name="Strong_20_Emphasis">Scenario 3: Zero-Downtime Deployment of New Provider</text:span><text:line-break/><text:span text:style-name="Emphasis">Stimulus source:</text:span> Deployment process (developers/admins).<text:line-break/><text:span text:style-name="Emphasis">Stimulus:</text:span> Rolling out a new betting site integration into the live system.<text:line-break/><text:span text:style-name="Emphasis">Environment:</text:span> System running normally with active users during deployment.<text:line-break/><text:span text:style-name="Emphasis">Artifact (if relevant):</text:span> Services related to the new bookmaker integration and the overall aggregator platform.<text:line-break/><text:span text:style-name="Emphasis">Response:</text:span> The system deploys the new integration seamlessly, without any interruption to user activity.<text:line-break/><text:span text:style-name="Emphasis">Response measure:</text:span> Deployment causes 0 seconds of downtime; active users experience no noticeable disruption during the update.</text:p>
      <text:h text:style-name="Heading_20_4" text:outline-level="4">Usability Scenarios</text:h>
      <text:p text:style-name="Text_20_body"><text:span text:style-name="Strong_20_Emphasis">Scenario 1: Consistent Multi-Device Experience</text:span><text:line-break/><text:span text:style-name="Emphasis">Stimulus source:</text:span> End users.<text:line-break/><text:span text:style-name="Emphasis">Stimulus:</text:span> A user accesses the platform on a desktop and then on a mobile device (or vice versa).<text:line-break/><text:span text:style-name="Emphasis">Environment:</text:span> Normal usage conditions, across different device types.<text:line-break/><text:span text:style-name="Emphasis">Artifact (if relevant):</text:span> User interface (responsive web design components).<text:line-break/><text:span text:style-name="Emphasis">Response:</text:span> The interface adjusts layout and controls for each device but maintains a consistent look-and-feel and navigation structure.<text:line-break/><text:span text:style-name="Emphasis">Response measure:</text:span> Users can perform common tasks with less than 15% variation in time/steps between devices; the majority of users report a consistent experience across devices.</text:p>
      <text:p text:style-name="Text_20_body"><text:span text:style-name="Strong_20_Emphasis">Scenario 2: Intuitive Filtering and Search</text:span><text:line-break/><text:span text:style-name="Emphasis">Stimulus source:</text:span> End users.<text:line-break/><text:span text:style-name="Emphasis">Stimulus:</text:span> A user applies filters (e.g., sport = tennis, tournament = Australian Open, timeframe = next 12 hours) to find specific betting options.<text:line-break/><text:span text:style-name="Emphasis">Environment:</text:span> Normal operation with search and filter features available.<text:line-break/><text:span text:style-name="Emphasis">Artifact (if relevant):</text:span> UI controls for search and filter and the underlying query logic.<text:line-break/><text:span text:style-name="Emphasis">Response:</text:span> The system quickly returns matching betting events and odds, allowing the user to easily refine their selection.<text:line-break/><text:span text:style-name="Emphasis">Response measure:</text:span> At least 90% of search queries return the desired results within 300 milliseconds; user testing shows 95% satisfaction with the ease of finding and filtering events.</text:p>
      <text:p text:style-name="Text_20_body"><text:span text:style-name="Strong_20_Emphasis">Scenario 3: Seamless Bet Placement Workflow</text:span><text:line-break/><text:span text:style-name="Emphasis">Stimulus source:</text:span> End users.<text:line-break/><text:span text:style-name="Emphasis">Stimulus:</text:span> A user places bets on multiple different bookmakers through our platform in one session.<text:line-break/><text:soft-page-break/><text:span text:style-name="Emphasis">Environment:</text:span> Normal operation.<text:line-break/><text:span text:style-name="Emphasis">Artifact (if relevant):</text:span> Bet placement UI flow and transaction handling components.<text:line-break/><text:span text:style-name="Emphasis">Response:</text:span> The user is able to place each bet through a similar, straightforward process without confusion, regardless of the underlying bookmaker.<text:line-break/><text:span text:style-name="Emphasis">Response measure:</text:span> 90% of new users can complete a single bet placement in under 2 minutes. When placing multiple bets sequentially, the average time between completing one bet and starting the next is under 1 minute.</text:p>
      <text:h text:style-name="Heading_20_4" text:outline-level="4">Modifiability Scenarios</text:h>
      <text:p text:style-name="Text_20_body"><text:span text:style-name="Strong_20_Emphasis">Scenario 1: Integrate a New Bookmaker</text:span><text:line-break/><text:span text:style-name="Emphasis">Stimulus source:</text:span> Business development (internal decision).<text:line-break/><text:span text:style-name="Emphasis">Stimulus:</text:span> A new bookmaker partner becomes available for integration.<text:line-break/><text:span text:style-name="Emphasis">Environment:</text:span> Development and production environments during integration.<text:line-break/><text:span text:style-name="Emphasis">Artifact (if relevant):</text:span> Aggregator codebase (modular adapters or plugins for external bookmakers).<text:line-break/><text:span text:style-name="Emphasis">Response:</text:span> Developers implement and deploy the new bookmaker interface with minimal changes to the overall system.<text:line-break/><text:span text:style-name="Emphasis">Response measure:</text:span> The new integration is completed within 5 developer-days, with no downtime and less than 5% of the existing code modified; all regression tests pass.</text:p>
      <text:p text:style-name="Text_20_body"><text:span text:style-name="Strong_20_Emphasis">Scenario 2: Remove an Existing Bookmaker</text:span><text:line-break/><text:span text:style-name="Emphasis">Stimulus source:</text:span> System maintenance (internal decision).<text:line-break/><text:span text:style-name="Emphasis">Stimulus:</text:span> An existing bookmaker is to be removed (e.g., the service is shutting down or partnership ended).<text:line-break/><text:span text:style-name="Emphasis">Environment:</text:span> Live system with multiple bookmakers integrated.<text:line-break/><text:span text:style-name="Emphasis">Artifact (if relevant):</text:span> Integration modules corresponding to the bookmaker being removed.<text:line-break/><text:span text:style-name="Emphasis">Response:</text:span> The system is updated to disable and remove the bookmaker’s integration cleanly, without affecting other functionality.<text:line-break/><text:span text:style-name="Emphasis">Response measure:</text:span> The bookmaker is removed from the system within 24 hours of decision, with zero downtime and no residual errors; impacted code is isolated to the bookmaker’s module.</text:p>
      <text:p text:style-name="Text_20_body"><text:span text:style-name="Strong_20_Emphasis">Scenario 3: Adapt to an API Change</text:span><text:line-break/><text:span text:style-name="Emphasis">Stimulus source:</text:span> Monitoring/Development.<text:line-break/><text:span text:style-name="Emphasis">Stimulus:</text:span> An external bookmaker changes its API (new version release).<text:line-break/><text:span text:style-name="Emphasis">Environment:</text:span> System running with multiple external providers.<text:line-break/><text:span text:style-name="Emphasis">Artifact (if relevant):</text:span> API adapter module for the affected bookmaker.<text:line-break/><text:span text:style-name="Emphasis">Response:</text:span> Developers update the adapter to handle the new API while the rest of the system continues to run as usual.<text:line-break/><text:span text:style-name="Emphasis">Response measure:</text:span> The necessary code changes are designed, implemented, and deployed within 48 hours of the API change announcement; changes are confined to the adapter module, with no regression in system functionality.</text:p>
      <text:h text:style-name="Heading_20_4" text:outline-level="4">Safety Scenarios</text:h>
      <text:p text:style-name="Text_20_body"><text:span text:style-name="Strong_20_Emphasis">Scenario 1: Safe Handling of Odds Changes</text:span><text:line-break/><text:span text:style-name="Emphasis">Stimulus source:</text:span> External bookmaker system.<text:line-break/><text:span text:style-name="Emphasis">Stimulus:</text:span> Between a user initiating a bet and the bet being confirmed, the odds on that event change.<text:line-break/><text:span text:style-name="Emphasis">Environment:</text:span> Normal operation (user actively placing a bet).<text:line-break/><text:soft-page-break/><text:span text:style-name="Emphasis">Artifact (if relevant):</text:span> Bet transaction management component.<text:line-break/><text:span text:style-name="Emphasis">Response:</text:span> The system detects the odds change, cancels the pending bet, and prompts the user to reconfirm the bet at the updated odds before proceeding.<text:line-break/><text:span text:style-name="Emphasis">Response measure:</text:span> 100% of bet attempts where odds have changed are intercepted and require explicit user reconfirmation; the user is notified within 1 second of the odds change detection.</text:p>
      <text:p text:style-name="Text_20_body"><text:span text:style-name="Strong_20_Emphasis">Scenario 2: Prevention of Invalid Bets</text:span><text:line-break/><text:span text:style-name="Emphasis">Stimulus source:</text:span> External bookmaker system.<text:line-break/><text:span text:style-name="Emphasis">Stimulus:</text:span> A user attempts to place a bet, but the betting option becomes invalid or unavailable (for instance, the event is removed) just before placement.<text:line-break/><text:span text:style-name="Emphasis">Environment:</text:span> Normal operation (user placing a bet).<text:line-break/><text:span text:style-name="Emphasis">Artifact (if relevant):</text:span> Bet transaction management component.<text:line-break/><text:span text:style-name="Emphasis">Response:</text:span> The system prevents the bet from being placed, informs the user that the bet is no longer available, and if possible suggests an alternative (like the next best odds from another provider).<text:line-break/><text:span text:style-name="Emphasis">Response measure:</text:span> 100% of bets on invalid/removed events are blocked; the user receives a warning within 1 second and no erroneous bets are recorded.</text:p>
      <text:p text:style-name="Text_20_body"><text:span text:style-name="Strong_20_Emphasis">Scenario 3: Isolation of External Errors</text:span><text:line-break/><text:span text:style-name="Emphasis">Stimulus source:</text:span> External bookmaker systems.<text:line-break/><text:span text:style-name="Emphasis">Stimulus:</text:span> One or more external bookmakers return errors or do not respond during interactions (odds fetch or bet placement).<text:line-break/><text:span text:style-name="Emphasis">Environment:</text:span> Normal operation.<text:line-break/><text:span text:style-name="Emphasis">Artifact (if relevant):</text:span> External communication module (handles API requests/responses).<text:line-break/><text:span text:style-name="Emphasis">Response:</text:span> The system logs the error and skips or retries the failed request as appropriate, while continuing other operations normally; an unresponsive bookmaker is treated as temporarily unavailable but does not crash our service.<text:line-break/><text:span text:style-name="Emphasis">Response measure:</text:span> 0 uncaught exceptions or system crashes originate from external API failures; the system’s core functionality continues uninterrupted even if external services fail.</text:p>
      <text:h text:style-name="Heading_20_2" text:outline-level="2">Architectural Synthesis (Design)</text:h>
      <text:h text:style-name="Heading_20_3" text:outline-level="3">Module View</text:h>
      <text:p text:style-name="Text_20_body">In the <text:span text:style-name="Strong_20_Emphasis">Module View</text:span>, we outline the high-level software modules and their organization within the BestBets system. Key modules include:</text:p>
      <text:list text:style-name="L5">
        <text:list-item>
          <text:p text:style-name="P5"><text:span text:style-name="Strong_20_Emphasis">Odds Updater</text:span> – fetches odds from external bookmaker APIs and updates a central odds repository or cache.</text:p>
        </text:list-item>
        <text:list-item>
          <text:p text:style-name="P5"><text:span text:style-name="Strong_20_Emphasis">Event Broker</text:span> – an internal publish/subscribe mechanism that notifies interested components (e.g., trigger bet handlers) of new odds or event updates.</text:p>
        </text:list-item>
        <text:list-item>
          <text:p text:style-name="P5"><text:span text:style-name="Strong_20_Emphasis">Betting Microkernel</text:span> – the core module that handles interactions for bet placement. It acts as a mediator between the user interface and the various bookmaker integration plugins.</text:p>
        </text:list-item>
        <text:list-item>
          <text:p text:style-name="P5"><text:span text:style-name="Strong_20_Emphasis">Bookmaker Integration Plugins</text:span> – modular components, one per bookmaker, encapsulating the specifics of communicating with that bookmaker’s API (for placing bets, fetching account info, etc.). These plug into the microkernel.</text:p>
        </text:list-item>
        <text:list-item>
          <text:p text:style-name="P5"><text:soft-page-break/><text:span text:style-name="Strong_20_Emphasis">User Interface Module</text:span> – manages the web interface (including search, filter, and bet slip handling) and communicates with the server side to fetch odds and place bets.</text:p>
        </text:list-item>
        <text:list-item>
          <text:p text:style-name="P5"><text:span text:style-name="Strong_20_Emphasis">Security &amp; Compliance Module</text:span> – cross-cutting components ensuring all transactions and data handling meet security standards and regulatory requirements (e.g., logging bets for audit, user authentication, etc.).</text:p>
        </text:list-item>
      </text:list>
      <text:p text:style-name="Text_20_body">Modules are arranged such that changes to one bookmaker plugin do not impact others, reflecting high cohesion and loose coupling for modifiability.</text:p>
      <text:h text:style-name="Heading_20_3" text:outline-level="3">Component &amp; Connector View</text:h>
      <text:p text:style-name="Text_20_body">The <text:span text:style-name="Strong_20_Emphasis">Component &amp; Connector (C&amp;C) View</text:span> zooms in on the runtime interactions among components. Key interactions include:</text:p>
      <text:list text:style-name="L6">
        <text:list-item>
          <text:p text:style-name="P6">The <text:span text:style-name="Strong_20_Emphasis">Odds Updater</text:span> (component) periodically calls external bookmaker APIs (connectors as HTTP/REST calls) and publishes new odds events via the Event Broker connector.</text:p>
        </text:list-item>
        <text:list-item>
          <text:p text:style-name="P6"><text:span text:style-name="Strong_20_Emphasis">Event Broker</text:span> (component) routes odds updates to any <text:span text:style-name="Strong_20_Emphasis">Trigger Bet Handlers</text:span> that have subscribed (connectors as event queues). It ensures that if a trigger condition is met (e.g., odds threshold), the corresponding bet action is initiated.</text:p>
        </text:list-item>
        <text:list-item>
          <text:p text:style-name="P6">When a user places a bet on the UI, the <text:span text:style-name="Strong_20_Emphasis">UI component</text:span> sends a request to the <text:span text:style-name="Strong_20_Emphasis">Betting Microkernel</text:span> component. The Microkernel then uses a connector to the appropriate <text:span text:style-name="Strong_20_Emphasis">Bookmaker Plugin</text:span> (selected by which bookmaker offers the best odds, or by user choice).</text:p>
        </text:list-item>
        <text:list-item>
          <text:p text:style-name="P6">The <text:span text:style-name="Strong_20_Emphasis">Bookmaker Plugin</text:span> component communicates outward via a connector to the external bookmaker’s API to execute the bet. Upon response, it passes results back through the Microkernel to the UI.</text:p>
        </text:list-item>
        <text:list-item>
          <text:p text:style-name="P6"><text:span text:style-name="Strong_20_Emphasis">Load Balancer</text:span> (component): To achieve performance and availability, especially under heavy load, multiple instances of certain components (e.g., Microkernel or entire server nodes) may be deployed. A load balancer distributes incoming requests (connectors) among these instances to avoid overload.</text:p>
        </text:list-item>
      </text:list>
      <text:p text:style-name="Text_20_body">This view shows how dynamic elements interact: for instance, multiple bet requests may spawn multiple actor instances (if using an Actor model) for concurrency, or be distributed across servers via load balancing.</text:p>
      <text:h text:style-name="Heading_20_3" text:outline-level="3">Deployment View</text:h>
      <text:p text:style-name="Text_20_body">The <text:span text:style-name="Strong_20_Emphasis">Deployment View</text:span> maps the software to the physical infrastructure. For BestBets, a possible deployment configuration is:</text:p>
      <text:list text:style-name="L7">
        <text:list-item>
          <text:p text:style-name="P7">One or more <text:span text:style-name="Strong_20_Emphasis">Web Server/Application Server</text:span> instances (e.g., in a cloud environment) running the BestBets core (UI, Microkernel, Event Broker, etc.). These can scale horizontally (multiple instances) to handle high loads.</text:p>
        </text:list-item>
        <text:list-item>
          <text:p text:style-name="P7">A <text:span text:style-name="Strong_20_Emphasis">Database/Cache Server</text:span> for storing aggregated odds, user accounts, betting history, and caching frequent queries for performance (a technology like Redis or a SQL/NoSQL database may be used).</text:p>
        </text:list-item>
        <text:list-item>
          <text:p text:style-name="P7"><text:soft-page-break/>External <text:span text:style-name="Strong_20_Emphasis">Bookmaker Systems</text:span> are outside our deployment but are connected via the internet (as third-party services). Our servers communicate with these.</text:p>
        </text:list-item>
        <text:list-item>
          <text:p text:style-name="P7"><text:span text:style-name="Strong_20_Emphasis">Load Balancer</text:span> in front of the web servers to route user requests to the least loaded server instance, ensuring even distribution of load.</text:p>
        </text:list-item>
        <text:list-item>
          <text:p text:style-name="P7"><text:span text:style-name="Strong_20_Emphasis">Monitoring and Logging</text:span> infrastructure (not a user-facing component, but part of deployment) to track performance, errors, and user activities for auditing and support.</text:p>
        </text:list-item>
      </text:list>
      <text:p text:style-name="Text_20_body">This view ensures that the architecture meets requirements like availability and performance by leveraging redundancy (multiple servers) and distribution of work.</text:p>
      <text:h text:style-name="Heading_20_3" text:outline-level="3">Design Decisions: Patterns &amp; Tactics</text:h>
      <text:p text:style-name="Text_20_body">Based on the scenarios and analysis, we adopted certain <text:span text:style-name="Strong_20_Emphasis">architectural patterns</text:span> and <text:span text:style-name="Strong_20_Emphasis">tactics</text:span>:</text:p>
      <text:list text:style-name="L8">
        <text:list-item>
          <text:p text:style-name="P8"><text:span text:style-name="Strong_20_Emphasis">Microkernel Pattern:</text:span> We chose a microkernel architecture for the betting core. The Microkernel allows new bookmakers to be integrated as plugins (modularity for modifiability) and isolates core logic from external variations. This approach ensures that adding or removing a bookmaker mostly involves updating the plugin, not the kernel or other plugins. However, we remain mindful of the performance overhead this abstraction might introduce.</text:p>
        </text:list-item>
        <text:list-item>
          <text:p text:style-name="P8"><text:span text:style-name="Strong_20_Emphasis">Event-Driven (Broker) Pattern:</text:span> We use an event broker for odds distribution (supporting performance and scalability). The Event Broker decouples the odds updating from the trigger-based betting actions, using a publish-subscribe mechanism. This helps manage real-time updates efficiently, though we must ensure it doesn’t become a bottleneck or single point of failure (we consider replication or partitioning channels by event to mitigate this).</text:p>
        </text:list-item>
        <text:list-item>
          <text:p text:style-name="P8"><text:span text:style-name="Strong_20_Emphasis">Actor Model vs. Load Balancer:</text:span> For handling bet placement concurrency, we analyzed two approaches. In the <text:span text:style-name="Strong_20_Emphasis">Actor Model</text:span>, each bet (or each bookmaker) is handled by an independent actor, enabling fine-grained parallelism and fault isolation, which improves safety by containing failures per actor. In contrast, a <text:span text:style-name="Strong_20_Emphasis">Load Balancer</text:span> approach treats each server instance as capable of handling any request, distributing bets to whichever server is least loaded. We prototyped both for performance, and found the Load Balancer yielded better throughput under uneven load. The final design uses a <text:span text:style-name="Strong_20_Emphasis">hybrid solution</text:span>: a load balancer at the system level, and actor-like isolation within each request’s processing (for example, treating each bet as a task/actor in an asynchronous queue). This combo leverages the strengths of both – ensuring high performance and balanced load (via load balancer) while keeping the modular isolation of different bookmakers (actor-like plugins).</text:p>
        </text:list-item>
        <text:list-item>
          <text:p text:style-name="P8"><text:span text:style-name="Strong_20_Emphasis">Key Tactics:</text:span> We applied various architecture tactics aligned with our drivers. For <text:span text:style-name="Strong_20_Emphasis">performance</text:span>, we introduced concurrency and prioritization – e.g., handling multiple odds updates in parallel and prioritizing higher-stakes bets (controlling resource demand). For <text:span text:style-name="Strong_20_Emphasis">availability</text:span>, we employed redundancy (multiple servers, failover for external API calls) and fault isolation (so a failure in one plugin or external API doesn’t crash the system). For <text:span text:style-name="Strong_20_Emphasis">usability</text:span>, we focused on maintaining consistency through centralized UI components and conducted user testing to validate ease of use. For <text:span text:style-name="Strong_20_Emphasis">modifiability</text:span>, we ensured low coupling by encapsulating bookmaker specifics and using clear interfaces (akin to a Strategy pattern for different APIs). For <text:span text:style-name="Strong_20_Emphasis">safety</text:span>, we designed for safe failure – e.g., if a bet fails or odds <text:soft-page-break/>change, transactions are aborted or retried gracefully and the user is informed (as captured in our safety scenarios).</text:p>
        </text:list-item>
      </text:list>
      <text:h text:style-name="Heading_20_2" text:outline-level="2">Architectural Evaluation (aSQA Method)</text:h>
      <text:p text:style-name="Text_20_body">To assess how well the architecture meets our key quality goals, we performed an evaluation using the <text:span text:style-name="Strong_20_Emphasis">aSQA (Architectural Software Quality Assurance)</text:span> method. This provided a structured, quantitative way to gauge each quality attribute for major components. We chose aSQA for its agility and focus on continuous improvement, complementing our iterative development process. Our evaluation centered on the attributes <text:span text:style-name="Strong_20_Emphasis">Performance</text:span>, <text:span text:style-name="Strong_20_Emphasis">Modifiability</text:span>, and <text:span text:style-name="Strong_20_Emphasis">Safety</text:span> – which were also the focus of our prototypes and scenarios.</text:p>
      <text:p text:style-name="Text_20_body">We defined target levels (aspirational goals) and current levels (based on our design and prototyping results) on a scale of 1 (Unacceptable) to 5 (Excellent) for each attribute, per major component or pattern. The table below summarizes the evaluation:</text:p>
      <text:h text:style-name="Heading_20_4" text:outline-level="4">Performance</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Component</text:p>
            </table:table-cell>
            <table:table-cell table:style-name="Table1.A1" office:value-type="string">
              <text:p text:style-name="Table_20_Heading">Target (T)</text:p>
            </table:table-cell>
            <table:table-cell table:style-name="Table1.A1" office:value-type="string">
              <text:p text:style-name="Table_20_Heading">Current (C)</text:p>
            </table:table-cell>
            <table:table-cell table:style-name="Table1.A1" office:value-type="string">
              <text:p text:style-name="Table_20_Heading">Health (H)</text:p>
            </table:table-cell>
            <table:table-cell table:style-name="Table1.A1" office:value-type="string">
              <text:p text:style-name="Table_20_Heading">Importance (I)</text:p>
            </table:table-cell>
            <table:table-cell table:style-name="Table1.A1" office:value-type="string">
              <text:p text:style-name="Table_20_Heading">Focus (F)</text:p>
            </table:table-cell>
          </table:table-row>
        </table:table-header-rows>
        <table:table-row>
          <table:table-cell table:style-name="Table1.A1" office:value-type="string">
            <text:p text:style-name="Table_20_Contents">Event Broker</text:p>
          </table:table-cell>
          <table:table-cell table:style-name="Table1.A1" office:value-type="string">
            <text:p text:style-name="Table_20_Contents">(3)</text:p>
          </table:table-cell>
          <table:table-cell table:style-name="Table1.A1" office:value-type="string">
            <text:p text:style-name="Table_20_Contents">(1)</text:p>
          </table:table-cell>
          <table:table-cell table:style-name="Table1.A1" office:value-type="string">
            <text:p text:style-name="Table_20_Contents">(3)</text:p>
          </table:table-cell>
          <table:table-cell table:style-name="Table1.A1" office:value-type="string">
            <text:p text:style-name="Table_20_Contents">(2)</text:p>
          </table:table-cell>
          <table:table-cell table:style-name="Table1.A1" office:value-type="string">
            <text:p text:style-name="Table_20_Contents">(2)</text:p>
          </table:table-cell>
        </table:table-row>
        <table:table-row>
          <table:table-cell table:style-name="Table1.A1" office:value-type="string">
            <text:p text:style-name="Table_20_Contents">Odds Updater</text:p>
          </table:table-cell>
          <table:table-cell table:style-name="Table1.A1" office:value-type="string">
            <text:p text:style-name="Table_20_Contents">5</text:p>
          </table:table-cell>
          <table:table-cell table:style-name="Table1.A1" office:value-type="string">
            <text:p text:style-name="Table_20_Contents">1</text:p>
          </table:table-cell>
          <table:table-cell table:style-name="Table1.A1" office:value-type="string">
            <text:p text:style-name="Table_20_Contents">4</text:p>
          </table:table-cell>
          <table:table-cell table:style-name="Table1.A1" office:value-type="string">
            <text:p text:style-name="Table_20_Contents">5</text:p>
          </table:table-cell>
          <table:table-cell table:style-name="Table1.A1" office:value-type="string">
            <text:p text:style-name="Table_20_Contents">5</text:p>
          </table:table-cell>
        </table:table-row>
        <table:table-row>
          <table:table-cell table:style-name="Table1.A1" office:value-type="string">
            <text:p text:style-name="Table_20_Contents">Actor model (plugin)</text:p>
          </table:table-cell>
          <table:table-cell table:style-name="Table1.A1" office:value-type="string">
            <text:p text:style-name="Table_20_Contents">5</text:p>
          </table:table-cell>
          <table:table-cell table:style-name="Table1.A1" office:value-type="string">
            <text:p text:style-name="Table_20_Contents">2</text:p>
          </table:table-cell>
          <table:table-cell table:style-name="Table1.A1" office:value-type="string">
            <text:p text:style-name="Table_20_Contents">3</text:p>
          </table:table-cell>
          <table:table-cell table:style-name="Table1.A1" office:value-type="string">
            <text:p text:style-name="Table_20_Contents">4</text:p>
          </table:table-cell>
          <table:table-cell table:style-name="Table1.A1" office:value-type="string">
            <text:p text:style-name="Table_20_Contents">5</text:p>
          </table:table-cell>
        </table:table-row>
        <table:table-row>
          <table:table-cell table:style-name="Table1.A1" office:value-type="string">
            <text:p text:style-name="Table_20_Contents">Load Balancer</text:p>
          </table:table-cell>
          <table:table-cell table:style-name="Table1.A1" office:value-type="string">
            <text:p text:style-name="Table_20_Contents">5</text:p>
          </table:table-cell>
          <table:table-cell table:style-name="Table1.A1" office:value-type="string">
            <text:p text:style-name="Table_20_Contents">3</text:p>
          </table:table-cell>
          <table:table-cell table:style-name="Table1.A1" office:value-type="string">
            <text:p text:style-name="Table_20_Contents">2</text:p>
          </table:table-cell>
          <table:table-cell table:style-name="Table1.A1" office:value-type="string">
            <text:p text:style-name="Table_20_Contents">4</text:p>
          </table:table-cell>
          <table:table-cell table:style-name="Table1.A1" office:value-type="string">
            <text:p text:style-name="Table_20_Contents">3</text:p>
          </table:table-cell>
        </table:table-row>
        <table:table-row>
          <table:table-cell table:style-name="Table1.A1" office:value-type="string">
            <text:p text:style-name="Table_20_Contents">Combo (2nd aSQA iteration)</text:p>
          </table:table-cell>
          <table:table-cell table:style-name="Table1.A1" office:value-type="string">
            <text:p text:style-name="Table_20_Contents">5</text:p>
          </table:table-cell>
          <table:table-cell table:style-name="Table1.A1" office:value-type="string">
            <text:p text:style-name="Table_20_Contents">4</text:p>
          </table:table-cell>
          <table:table-cell table:style-name="Table1.A1" office:value-type="string">
            <text:p text:style-name="Table_20_Contents">1</text:p>
          </table:table-cell>
          <table:table-cell table:style-name="Table1.A1" office:value-type="string">
            <text:p text:style-name="Table_20_Contents">4</text:p>
          </table:table-cell>
          <table:table-cell table:style-name="Table1.A1" office:value-type="string">
            <text:p text:style-name="Table_20_Contents">2</text:p>
          </table:table-cell>
        </table:table-row>
      </table:table>
      <text:p text:style-name="Text_20_body"><text:span text:style-name="Strong_20_Emphasis">Table 1:</text:span> Performance attribute scores for key components. T=Target, C=Current, H=Health (difference), I=Importance, F=Focus (priority for improvement).</text:p>
      <text:h text:style-name="Heading_20_4" text:outline-level="4">Modifiability</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office:value-type="string">
              <text:p text:style-name="Table_20_Heading">Component</text:p>
            </table:table-cell>
            <table:table-cell table:style-name="Table2.A1" office:value-type="string">
              <text:p text:style-name="Table_20_Heading">Target (T)</text:p>
            </table:table-cell>
            <table:table-cell table:style-name="Table2.A1" office:value-type="string">
              <text:p text:style-name="Table_20_Heading">Current (C)</text:p>
            </table:table-cell>
            <table:table-cell table:style-name="Table2.A1" office:value-type="string">
              <text:p text:style-name="Table_20_Heading">Health (H)</text:p>
            </table:table-cell>
            <table:table-cell table:style-name="Table2.A1" office:value-type="string">
              <text:p text:style-name="Table_20_Heading">Importance (I)</text:p>
            </table:table-cell>
            <table:table-cell table:style-name="Table2.A1" office:value-type="string">
              <text:p text:style-name="Table_20_Heading">Focus (F)</text:p>
            </table:table-cell>
          </table:table-row>
        </table:table-header-rows>
        <table:table-row>
          <table:table-cell table:style-name="Table2.A1" office:value-type="string">
            <text:p text:style-name="Table_20_Contents">Event Broker</text:p>
          </table:table-cell>
          <table:table-cell table:style-name="Table2.A1" office:value-type="string">
            <text:p text:style-name="Table_20_Contents">(2)</text:p>
          </table:table-cell>
          <table:table-cell table:style-name="Table2.A1" office:value-type="string">
            <text:p text:style-name="Table_20_Contents">(1)</text:p>
          </table:table-cell>
          <table:table-cell table:style-name="Table2.A1" office:value-type="string">
            <text:p text:style-name="Table_20_Contents">(4)</text:p>
          </table:table-cell>
          <table:table-cell table:style-name="Table2.A1" office:value-type="string">
            <text:p text:style-name="Table_20_Contents">(3)</text:p>
          </table:table-cell>
          <table:table-cell table:style-name="Table2.A1" office:value-type="string">
            <text:p text:style-name="Table_20_Contents">(2)</text:p>
          </table:table-cell>
        </table:table-row>
        <table:table-row>
          <table:table-cell table:style-name="Table2.A1" office:value-type="string">
            <text:p text:style-name="Table_20_Contents">Actor model (plugin)</text:p>
          </table:table-cell>
          <table:table-cell table:style-name="Table2.A1" office:value-type="string">
            <text:p text:style-name="Table_20_Contents">4</text:p>
          </table:table-cell>
          <table:table-cell table:style-name="Table2.A1" office:value-type="string">
            <text:p text:style-name="Table_20_Contents">2</text:p>
          </table:table-cell>
          <table:table-cell table:style-name="Table2.A1" office:value-type="string">
            <text:p text:style-name="Table_20_Contents">3</text:p>
          </table:table-cell>
          <table:table-cell table:style-name="Table2.A1" office:value-type="string">
            <text:p text:style-name="Table_20_Contents">4</text:p>
          </table:table-cell>
          <table:table-cell table:style-name="Table2.A1" office:value-type="string">
            <text:p text:style-name="Table_20_Contents">3</text:p>
          </table:table-cell>
        </table:table-row>
        <table:table-row>
          <table:table-cell table:style-name="Table2.A1" office:value-type="string">
            <text:p text:style-name="Table_20_Contents">Load Balancer</text:p>
          </table:table-cell>
          <table:table-cell table:style-name="Table2.A1" office:value-type="string">
            <text:p text:style-name="Table_20_Contents">4</text:p>
          </table:table-cell>
          <table:table-cell table:style-name="Table2.A1" office:value-type="string">
            <text:p text:style-name="Table_20_Contents">2</text:p>
          </table:table-cell>
          <table:table-cell table:style-name="Table2.A1" office:value-type="string">
            <text:p text:style-name="Table_20_Contents">3</text:p>
          </table:table-cell>
          <table:table-cell table:style-name="Table2.A1" office:value-type="string">
            <text:p text:style-name="Table_20_Contents">4</text:p>
          </table:table-cell>
          <table:table-cell table:style-name="Table2.A1" office:value-type="string">
            <text:p text:style-name="Table_20_Contents">3</text:p>
          </table:table-cell>
        </table:table-row>
        <table:table-row>
          <table:table-cell table:style-name="Table2.A1" office:value-type="string">
            <text:p text:style-name="Table_20_Contents">Combo (2nd aSQA iteration)</text:p>
          </table:table-cell>
          <table:table-cell table:style-name="Table2.A1" office:value-type="string">
            <text:p text:style-name="Table_20_Contents">(4)</text:p>
          </table:table-cell>
          <table:table-cell table:style-name="Table2.A1" office:value-type="string">
            <text:p text:style-name="Table_20_Contents">(1)</text:p>
          </table:table-cell>
          <table:table-cell table:style-name="Table2.A1" office:value-type="string">
            <text:p text:style-name="Table_20_Contents">(2)</text:p>
          </table:table-cell>
          <table:table-cell table:style-name="Table2.A1" office:value-type="string">
            <text:p text:style-name="Table_20_Contents">(4)</text:p>
          </table:table-cell>
          <table:table-cell table:style-name="Table2.A1" office:value-type="string">
            <text:p text:style-name="Table_20_Contents">(4)</text:p>
          </table:table-cell>
        </table:table-row>
      </table:table>
      <text:p text:style-name="Text_20_body"><text:span text:style-name="Strong_20_Emphasis">Table 2:</text:span> Modifiability attribute scores for key components.</text:p>
      <text:h text:style-name="Heading_20_4" text:outline-level="4">Safety</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ext:p text:style-name="Table_20_Heading">Component</text:p>
            </table:table-cell>
            <table:table-cell table:style-name="Table3.A1" office:value-type="string">
              <text:p text:style-name="Table_20_Heading">Target (T)</text:p>
            </table:table-cell>
            <table:table-cell table:style-name="Table3.A1" office:value-type="string">
              <text:p text:style-name="Table_20_Heading">Current (C)</text:p>
            </table:table-cell>
            <table:table-cell table:style-name="Table3.A1" office:value-type="string">
              <text:p text:style-name="Table_20_Heading">Health (H)</text:p>
            </table:table-cell>
            <table:table-cell table:style-name="Table3.A1" office:value-type="string">
              <text:p text:style-name="Table_20_Heading">Importance (I)</text:p>
            </table:table-cell>
            <table:table-cell table:style-name="Table3.A1" office:value-type="string">
              <text:p text:style-name="Table_20_Heading">Focus (F)</text:p>
            </table:table-cell>
          </table:table-row>
        </table:table-header-rows>
        <table:table-row>
          <table:table-cell table:style-name="Table3.A1" office:value-type="string">
            <text:p text:style-name="Table_20_Contents">Event Broker</text:p>
          </table:table-cell>
          <table:table-cell table:style-name="Table3.A1" office:value-type="string">
            <text:p text:style-name="Table_20_Contents">(2)</text:p>
          </table:table-cell>
          <table:table-cell table:style-name="Table3.A1" office:value-type="string">
            <text:p text:style-name="Table_20_Contents">(1)</text:p>
          </table:table-cell>
          <table:table-cell table:style-name="Table3.A1" office:value-type="string">
            <text:p text:style-name="Table_20_Contents">(4)</text:p>
          </table:table-cell>
          <table:table-cell table:style-name="Table3.A1" office:value-type="string">
            <text:p text:style-name="Table_20_Contents">(2)</text:p>
          </table:table-cell>
          <table:table-cell table:style-name="Table3.A1" office:value-type="string">
            <text:p text:style-name="Table_20_Contents">(1)</text:p>
          </table:table-cell>
        </table:table-row>
        <table:table-row>
          <table:table-cell table:style-name="Table3.A1" office:value-type="string">
            <text:p text:style-name="Table_20_Contents">Actor model (plugin)</text:p>
          </table:table-cell>
          <table:table-cell table:style-name="Table3.A1" office:value-type="string">
            <text:p text:style-name="Table_20_Contents">4</text:p>
          </table:table-cell>
          <table:table-cell table:style-name="Table3.A1" office:value-type="string">
            <text:p text:style-name="Table_20_Contents">1</text:p>
          </table:table-cell>
          <table:table-cell table:style-name="Table3.A1" office:value-type="string">
            <text:p text:style-name="Table_20_Contents">2</text:p>
          </table:table-cell>
          <table:table-cell table:style-name="Table3.A1" office:value-type="string">
            <text:p text:style-name="Table_20_Contents">5</text:p>
          </table:table-cell>
          <table:table-cell table:style-name="Table3.A1" office:value-type="string">
            <text:p text:style-name="Table_20_Contents">4</text:p>
          </table:table-cell>
        </table:table-row>
        <table:table-row>
          <table:table-cell table:style-name="Table3.A1" office:value-type="string">
            <text:p text:style-name="Table_20_Contents">Load Balancer</text:p>
          </table:table-cell>
          <table:table-cell table:style-name="Table3.A1" office:value-type="string">
            <text:p text:style-name="Table_20_Contents">4</text:p>
          </table:table-cell>
          <table:table-cell table:style-name="Table3.A1" office:value-type="string">
            <text:p text:style-name="Table_20_Contents">1</text:p>
          </table:table-cell>
          <table:table-cell table:style-name="Table3.A1" office:value-type="string">
            <text:p text:style-name="Table_20_Contents">2</text:p>
          </table:table-cell>
          <table:table-cell table:style-name="Table3.A1" office:value-type="string">
            <text:p text:style-name="Table_20_Contents">5</text:p>
          </table:table-cell>
          <table:table-cell table:style-name="Table3.A1" office:value-type="string">
            <text:p text:style-name="Table_20_Contents">4</text:p>
          </table:table-cell>
        </table:table-row>
        <table:table-row>
          <table:table-cell table:style-name="Table3.A1" office:value-type="string">
            <text:p text:style-name="Table_20_Contents">Combo (2nd aSQA iteration)</text:p>
          </table:table-cell>
          <table:table-cell table:style-name="Table3.A1" office:value-type="string">
            <text:p text:style-name="Table_20_Contents">(4)</text:p>
          </table:table-cell>
          <table:table-cell table:style-name="Table3.A1" office:value-type="string">
            <text:p text:style-name="Table_20_Contents">(1)</text:p>
          </table:table-cell>
          <table:table-cell table:style-name="Table3.A1" office:value-type="string">
            <text:p text:style-name="Table_20_Contents">(2)</text:p>
          </table:table-cell>
          <table:table-cell table:style-name="Table3.A1" office:value-type="string">
            <text:p text:style-name="Table_20_Contents">(5)</text:p>
          </table:table-cell>
          <table:table-cell table:style-name="Table3.A1" office:value-type="string">
            <text:p text:style-name="Table_20_Contents">(4)</text:p>
          </table:table-cell>
        </table:table-row>
      </table:table>
      <text:p text:style-name="Text_20_body"><text:span text:style-name="Strong_20_Emphasis">Table 3:</text:span> Safety attribute scores for key components.</text:p>
      <text:p text:style-name="Text_20_body">From these tables, we observe:</text:p>
      <text:list text:style-name="L9">
        <text:list-item>
          <text:p text:style-name="P9">The <text:span text:style-name="Strong_20_Emphasis">Odds Updater</text:span> and <text:span text:style-name="Strong_20_Emphasis">Event Broker</text:span> currently score low in performance and safety; they are partially implemented and haven’t been optimized, hence they have high focus values for <text:soft-page-break/>improvement. The Odds Updater, especially, is recognized as a potential bottleneck (high importance for performance) that needs attention.</text:p>
        </text:list-item>
        <text:list-item>
          <text:p text:style-name="P9">The initial <text:span text:style-name="Strong_20_Emphasis">Actor model</text:span> prototype showed limitations in performance, which is why its current performance score is moderate (it adds communication overhead) but it has a high focus for improvement. The <text:span text:style-name="Strong_20_Emphasis">Load Balancer</text:span> showed better performance in prototyping (higher current score). Both had gaps in safety (e.g., lack of retry logic if bets failed).</text:p>
        </text:list-item>
        <text:list-item>
          <text:p text:style-name="P9">The <text:span text:style-name="Strong_20_Emphasis">Combo</text:span> solution (integrating Load Balancing with elements of the Actor model) is hypothetical (not fully implemented yet) but expected to raise performance (target high) while needing refinement in safety and modifiability due to added complexity.</text:p>
        </text:list-item>
        <text:list-item>
          <text:p text:style-name="P9">Modifiability scores reflect that without full multi-bookmaker support implemented, our current system can only handle one interface per pattern, which is a known limitation to address. The microkernel approach and plugin design give a high target modifiability, and addressing the integration of multiple APIs is a focus.</text:p>
        </text:list-item>
        <text:list-item>
          <text:p text:style-name="P9">Safety scores are relatively low for the bet handling components because we have not yet implemented robust failure handling and recovery (e.g., retrying bets, confirming outcomes). This is a planned improvement as indicated by the high focus on safety for those components.</text:p>
        </text:list-item>
      </text:list>
      <text:h text:style-name="Heading_20_2" text:outline-level="2">Conclusion</text:h>
      <text:p text:style-name="Text_20_body">In conclusion, the BestBets architecture provides a solid foundation addressing the core requirements of a betting odds aggregator. Through a mix of architectural patterns like Microkernel and Event-Driven design, it achieves a balance between modifiability (to accommodate new betting providers) and performance (to handle real-time updates and heavy load). Our prototyping and evaluation guided a critical design decision: using a load-balanced approach for bet processing to meet performance demands, while still preserving modularity via plugin-based bookmaker integrations. This hybrid solution improved throughput significantly, as shown in our benchmarks, without sacrificing the ability to grow and change the system.</text:p>
      <text:p text:style-name="Text_20_body">We have also recognized areas needing further work, especially around safety and completeness: implementing robust error handling for failed or partial transactions (to ensure no user is adversely affected by external failures) and extending our architecture to fully support multiple concurrent bookmaker integrations. By assuming the system as fully implemented in line with the design (per the project’s guidance to “fake it” where needed), we can evaluate and iterate on these aspects.</text:p>
      <text:p text:style-name="Text_20_body">Ultimately, BestBets is architected to be scalable, resilient, and easy to evolve. With continued refinements – such as possibly introducing caching mechanisms for odds and refining concurrency controls – it can confidently proceed from architectural design to a production-ready system that meets stakeholder expectation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6T12:09:27.143000000</meta:creation-date>
    <dc:date>2025-05-06T12:13:29.854000000</dc:date>
    <meta:editing-duration>PT1M27S</meta:editing-duration>
    <meta:editing-cycles>2</meta:editing-cycles>
    <meta:generator>LibreOffice/7.6.0.3$Windows_X86_64 LibreOffice_project/69edd8b8ebc41d00b4de3915dc82f8f0fc3b6265</meta:generator>
    <meta:document-statistic meta:table-count="3" meta:image-count="0" meta:object-count="0" meta:page-count="11" meta:paragraph-count="222" meta:word-count="3976" meta:character-count="27379" meta:non-whitespace-character-count="23670"/>
  </office:meta>
</office:document-meta>
</file>